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7cf74"/>
    </style:style>
    <style:style style:name="P2" style:family="paragraph" style:parent-style-name="Standard">
      <style:text-properties officeooo:paragraph-rsid="0017cf74"/>
    </style:style>
    <style:style style:name="P3" style:family="paragraph" style:parent-style-name="Standard">
      <style:text-properties fo:font-weight="bold" officeooo:rsid="0017cf74" officeooo:paragraph-rsid="0017cf74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amuel Ortiz</text:p>
      <text:p text:style-name="Standard"/>
      <text:p text:style-name="Standard"><text:span text:style-name="T2">Descripción de la estructura</text:span> </text:p>
      <text:p text:style-name="P2"/>
      <text:p text:style-name="P2"/>
      <text:h text:style-name="P1" text:outline-level="3">Objetivo del modelo de base de datos</text:h>
      <text:p text:style-name="Text_20_body">Diseñar una base de datos relacional para:</text:p>
      <text:list text:style-name="L1">
        <text:list-item>
          <text:p text:style-name="P4">Gestionar <text:span text:style-name="Strong_20_Emphasis">suscriptores</text:span> a una campaña de marketing digital.</text:p>
        </text:list-item>
        <text:list-item>
          <text:p text:style-name="P4">Almacenar el <text:span text:style-name="Strong_20_Emphasis">historial de envíos</text:span> de newsletters.</text:p>
        </text:list-item>
        <text:list-item>
          <text:p text:style-name="P4">Gestionar la información sobre las <text:span text:style-name="Strong_20_Emphasis">newsletters</text:span> enviadas.</text:p>
        </text:list-item>
        <text:list-item>
          <text:p text:style-name="P4">Posibilidad de expandir para incluir <text:span text:style-name="Strong_20_Emphasis">campañas</text:span> o <text:span text:style-name="Strong_20_Emphasis">sorteos</text:span> en el futuro.</text:p>
        </text:list-item>
      </text:list>
      <text:h text:style-name="P1" text:outline-level="3">Diseño lógico de la base de datos</text:h>
      <text:p text:style-name="Text_20_body"><text:span text:style-name="Strong_20_Emphasis">Suscriptor</text:span></text:p>
      <text:list text:style-name="L2">
        <text:list-item>
          <text:p text:style-name="P5">Identifica a cada persona que recibirá la newsletter.</text:p>
        </text:list-item>
        <text:list-item>
          <text:p text:style-name="P5">Se registran datos personales, email, y preferencias como idioma.</text:p>
        </text:list-item>
      </text:list>
      <text:p text:style-name="Text_20_body"><text:span text:style-name="Strong_20_Emphasis">Newsletter</text:span></text:p>
      <text:list text:style-name="L3">
        <text:list-item>
          <text:p text:style-name="P6">Representa cada boletín diseñado en MJML.</text:p>
        </text:list-item>
        <text:list-item>
          <text:p text:style-name="P6">Permite rastrear versiones o campañas distintas.</text:p>
        </text:list-item>
      </text:list>
      <text:p text:style-name="Text_20_body"><text:span text:style-name="Strong_20_Emphasis">Historial de envío</text:span></text:p>
      <text:list text:style-name="L4">
        <text:list-item>
          <text:p text:style-name="P7">Almacena qué suscriptor recibió qué newsletter, cuándo y con qué resultado.</text:p>
        </text:list-item>
        <text:list-item>
          <text:p text:style-name="P7">Permite generar métricas de eficacia de la campaña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3T15:57:18.583000000</meta:creation-date>
    <meta:generator>LibreOffice/7.5.3.2$Windows_X86_64 LibreOffice_project/9f56dff12ba03b9acd7730a5a481eea045e468f3</meta:generator>
    <dc:date>2025-05-23T16:18:42.458000000</dc:date>
    <meta:editing-duration>PT21M23S</meta:editing-duration>
    <meta:editing-cycles>4</meta:editing-cycles>
    <meta:document-statistic meta:table-count="0" meta:image-count="0" meta:object-count="0" meta:page-count="1" meta:paragraph-count="18" meta:word-count="123" meta:character-count="764" meta:non-whitespace-character-count="668"/>
  </office:meta>
</office:document-meta>
</file>